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i mathvariant="italic">XP</mi>
            <mo stretchy="false">=</mo>
            <mrow>
              <mrow>
                <mo fence="true" stretchy="true">[</mo>
                <mrow>
                  <mrow>
                    <mtable>
                      <mtr>
                        <mtd>
                          <mn>1</mn>
                        </mtd>
                      </mtr>
                      <mtr>
                        <mtd>
                          <mn>0.02</mn>
                        </mtd>
                      </mtr>
                      <mtr>
                        <mtd>
                          <mn>0</mn>
                        </mtd>
                      </mtr>
                    </mtable>
                    <mtable>
                      <mtr>
                        <mtd>
                          <mn>0</mn>
                        </mtd>
                      </mtr>
                      <mtr>
                        <mtd>
                          <mn>1</mn>
                        </mtd>
                      </mtr>
                      <mtr>
                        <mtd>
                          <mn>0</mn>
                        </mtd>
                      </mtr>
                    </mtable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1</mn>
                        </mtd>
                      </mtr>
                    </mtable>
                  </mrow>
                </mrow>
                <mo fence="true" stretchy="true">]</mo>
              </mrow>
              <mo stretchy="false">×</mo>
              <mrow>
                <mo fence="true" stretchy="true">[</mo>
                <mrow>
                  <mtable>
                    <mtr>
                      <mtd>
                        <mrow>
                          <mi>A</mi>
                          <mo stretchy="false">/</mo>
                          <mi>S</mi>
                        </mrow>
                      </mtd>
                    </mtr>
                    <mtr>
                      <mtd>
                        <mi>A</mi>
                      </mtd>
                    </mtr>
                    <mtr>
                      <mtd>
                        <mi>B</mi>
                      </mtd>
                    </mtr>
                  </mtable>
                </mrow>
                <mo fence="true" stretchy="true">]</mo>
              </mrow>
            </mrow>
          </mrow>
        </mtd>
      </mtr>
      <mtr>
        <mtd columnalign="left">
          <mrow>
            <mi mathvariant="italic">Pp</mi>
            <mo stretchy="false">=</mo>
            <mrow>
              <mrow>
                <mrow>
                  <mo fence="true" stretchy="true">[</mo>
                  <mrow>
                    <mrow>
                      <mtable>
                        <mtr>
                          <mtd>
                            <mn>1</mn>
                          </mtd>
                        </mtr>
                        <mtr>
                          <mtd>
                            <mn>0.02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1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1</mn>
                          </mtd>
                        </mtr>
                      </mtable>
                    </mrow>
                  </mrow>
                  <mo fence="true" stretchy="true">]</mo>
                </mrow>
                <mo stretchy="false">×</mo>
                <mrow>
                  <mo fence="true" stretchy="true">[</mo>
                  <mrow>
                    <mrow>
                      <mtable>
                        <mtr>
                          <mtd>
                            <mi>P</mi>
                          </mtd>
                        </mtr>
                        <mtr>
                          <mtd>
                            <mi>P</mi>
                          </mtd>
                        </mtr>
                        <mtr>
                          <mtd>
                            <mi>P</mi>
                          </mtd>
                        </mtr>
                      </mtable>
                      <mtable>
                        <mtr>
                          <mtd>
                            <mi>P</mi>
                          </mtd>
                        </mtr>
                        <mtr>
                          <mtd>
                            <mi>P</mi>
                          </mtd>
                        </mtr>
                        <mtr>
                          <mtd>
                            <mi>P</mi>
                          </mtd>
                        </mtr>
                      </mtable>
                      <mtable>
                        <mtr>
                          <mtd>
                            <mi>P</mi>
                          </mtd>
                        </mtr>
                        <mtr>
                          <mtd>
                            <mi>P</mi>
                          </mtd>
                        </mtr>
                        <mtr>
                          <mtd>
                            <mi>P</mi>
                          </mtd>
                        </mtr>
                      </mtable>
                    </mrow>
                  </mrow>
                  <mo fence="true" stretchy="true">]</mo>
                </mrow>
                <mo stretchy="false">×</mo>
                <mrow>
                  <mo fence="true" stretchy="true">[</mo>
                  <mrow>
                    <mrow>
                      <mtable>
                        <mtr>
                          <mtd>
                            <mn>1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  <mtable>
                        <mtr>
                          <mtd>
                            <mn>0.02</mn>
                          </mtd>
                        </mtr>
                        <mtr>
                          <mtd>
                            <mn>1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1</mn>
                          </mtd>
                        </mtr>
                      </mtable>
                    </mrow>
                  </mrow>
                  <mo fence="true" stretchy="true">]</mo>
                </mrow>
              </mrow>
              <mo stretchy="false">+</mo>
              <mrow>
                <mo fence="true" stretchy="true">[</mo>
                <mrow>
                  <mrow>
                    <mtable>
                      <mtr>
                        <mtd>
                          <mn>1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2</mn>
                        </mtd>
                      </mtr>
                    </mtable>
                  </mrow>
                </mrow>
                <mo fence="true" stretchy="true">]</mo>
              </mrow>
            </mrow>
          </mrow>
        </mtd>
      </mtr>
      <mtr>
        <mtd columnalign="left">
          <mrow>
            <mi>K</mi>
            <mo stretchy="false">=</mo>
            <mrow>
              <mrow>
                <mo fence="true" stretchy="true">[</mo>
                <mrow>
                  <mrow>
                    <mtable>
                      <mtr>
                        <mtd>
                          <mi mathvariant="italic">Pp</mi>
                        </mtd>
                      </mtr>
                      <mtr>
                        <mtd>
                          <mi mathvariant="italic">Pp</mi>
                        </mtd>
                      </mtr>
                      <mtr>
                        <mtd>
                          <mi mathvariant="italic">Pp</mi>
                        </mtd>
                      </mtr>
                    </mtable>
                    <mtable>
                      <mtr>
                        <mtd>
                          <mi mathvariant="italic">Pp</mi>
                        </mtd>
                      </mtr>
                      <mtr>
                        <mtd>
                          <mi mathvariant="italic">Pp</mi>
                        </mtd>
                      </mtr>
                      <mtr>
                        <mtd>
                          <mi mathvariant="italic">Pp</mi>
                        </mtd>
                      </mtr>
                    </mtable>
                    <mtable>
                      <mtr>
                        <mtd>
                          <mi mathvariant="italic">Pp</mi>
                        </mtd>
                      </mtr>
                      <mtr>
                        <mtd>
                          <mi mathvariant="italic">Pp</mi>
                        </mtd>
                      </mtr>
                      <mtr>
                        <mtd>
                          <mi mathvariant="italic">Pp</mi>
                        </mtd>
                      </mtr>
                    </mtable>
                  </mrow>
                </mrow>
                <mo fence="true" stretchy="true">]</mo>
              </mrow>
              <mo stretchy="false">×</mo>
              <mrow>
                <mo fence="true" stretchy="true">[</mo>
                <mrow>
                  <mrow>
                    <mtable>
                      <mtr>
                        <mtd>
                          <mn>1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1</mn>
                        </mtd>
                      </mtr>
                    </mtable>
                    <mtable>
                      <mtr>
                        <mtd>
                          <mn>0</mn>
                        </mtd>
                      </mtr>
                      <mtr>
                        <mtd>
                          <mn>1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</mrow>
                <mo fence="true" stretchy="true">]</mo>
              </mrow>
              <mo stretchy="false">×</mo>
              <msup>
                <mrow>
                  <mo fence="true" stretchy="true">(</mo>
                  <mrow>
                    <mrow>
                      <mrow>
                        <mo fence="true" stretchy="true">[</mo>
                        <mrow>
                          <mrow>
                            <mtable>
                              <mtr>
                                <mtd>
                                  <mn>0.35</mn>
                                </mtd>
                              </mtr>
                              <mtr>
                                <mtd>
                                  <mn>0</mn>
                                </mtd>
                              </mtr>
                            </mtable>
                            <mtable>
                              <mtr>
                                <mtd>
                                  <mn>0</mn>
                                </mtd>
                              </mtr>
                              <mtr>
                                <mtd>
                                  <mn>0.39</mn>
                                </mtd>
                              </mtr>
                            </mtable>
                          </mrow>
                        </mrow>
                        <mo fence="true" stretchy="true">]</mo>
                      </mrow>
                      <mo stretchy="false">+</mo>
                      <mrow>
                        <mrow>
                          <mo fence="true" stretchy="true">[</mo>
                          <mrow>
                            <mrow>
                              <mtable>
                                <mtr>
                                  <mtd>
                                    <mn>1</mn>
                                  </mtd>
                                </mtr>
                                <mtr>
                                  <mtd>
                                    <mn>0</mn>
                                  </mtd>
                                </mtr>
                              </mtable>
                              <mtable>
                                <mtr>
                                  <mtd>
                                    <mn>0</mn>
                                  </mtd>
                                </mtr>
                                <mtr>
                                  <mtd>
                                    <mn>1</mn>
                                  </mtd>
                                </mtr>
                              </mtable>
                              <mtable>
                                <mtr>
                                  <mtd>
                                    <mn>1</mn>
                                  </mtd>
                                </mtr>
                                <mtr>
                                  <mtd>
                                    <mn>0</mn>
                                  </mtd>
                                </mtr>
                              </mtable>
                            </mrow>
                          </mrow>
                          <mo fence="true" stretchy="true">]</mo>
                        </mrow>
                        <mo stretchy="false">×</mo>
                        <mrow>
                          <mo fence="true" stretchy="true">[</mo>
                          <mrow>
                            <mrow>
                              <mtable>
                                <mtr>
                                  <mtd>
                                    <mi mathvariant="italic">Pp</mi>
                                  </mtd>
                                </mtr>
                                <mtr>
                                  <mtd>
                                    <mi mathvariant="italic">Pp</mi>
                                  </mtd>
                                </mtr>
                                <mtr>
                                  <mtd>
                                    <mi mathvariant="italic">Pp</mi>
                                  </mtd>
                                </mtr>
                              </mtable>
                              <mtable>
                                <mtr>
                                  <mtd>
                                    <mi mathvariant="italic">Pp</mi>
                                  </mtd>
                                </mtr>
                                <mtr>
                                  <mtd>
                                    <mi mathvariant="italic">Pp</mi>
                                  </mtd>
                                </mtr>
                                <mtr>
                                  <mtd>
                                    <mi mathvariant="italic">Pp</mi>
                                  </mtd>
                                </mtr>
                              </mtable>
                              <mtable>
                                <mtr>
                                  <mtd>
                                    <mi mathvariant="italic">Pp</mi>
                                  </mtd>
                                </mtr>
                                <mtr>
                                  <mtd>
                                    <mi mathvariant="italic">Pp</mi>
                                  </mtd>
                                </mtr>
                                <mtr>
                                  <mtd>
                                    <mi mathvariant="italic">Pp</mi>
                                  </mtd>
                                </mtr>
                              </mtable>
                            </mrow>
                          </mrow>
                          <mo fence="true" stretchy="true">]</mo>
                        </mrow>
                        <mo stretchy="false">×</mo>
                        <mrow>
                          <mo fence="true" stretchy="true">[</mo>
                          <mrow>
                            <mrow>
                              <mtable>
                                <mtr>
                                  <mtd>
                                    <mn>1</mn>
                                  </mtd>
                                </mtr>
                                <mtr>
                                  <mtd>
                                    <mn>0</mn>
                                  </mtd>
                                </mtr>
                                <mtr>
                                  <mtd>
                                    <mn>1</mn>
                                  </mtd>
                                </mtr>
                              </mtable>
                              <mtable>
                                <mtr>
                                  <mtd>
                                    <mn>0</mn>
                                  </mtd>
                                </mtr>
                                <mtr>
                                  <mtd>
                                    <mn>1</mn>
                                  </mtd>
                                </mtr>
                                <mtr>
                                  <mtd>
                                    <mn>0</mn>
                                  </mtd>
                                </mtr>
                              </mtable>
                            </mrow>
                          </mrow>
                          <mo fence="true" stretchy="true">]</mo>
                        </mrow>
                      </mrow>
                    </mrow>
                  </mrow>
                  <mo fence="true" stretchy="true">)</mo>
                </mrow>
                <mrow>
                  <mo stretchy="false">−</mo>
                  <mn>1</mn>
                </mrow>
              </msup>
            </mrow>
          </mrow>
        </mtd>
      </mtr>
      <mtr>
        <mtd columnalign="left">
          <mrow>
            <mi>P</mi>
            <mo stretchy="false">=</mo>
            <mrow>
              <mrow>
                <mo fence="true" stretchy="true">[</mo>
                <mrow>
                  <mrow>
                    <mtable>
                      <mtr>
                        <mtd>
                          <mi mathvariant="italic">Pp</mi>
                        </mtd>
                      </mtr>
                      <mtr>
                        <mtd>
                          <mi mathvariant="italic">Pp</mi>
                        </mtd>
                      </mtr>
                      <mtr>
                        <mtd>
                          <mi mathvariant="italic">Pp</mi>
                        </mtd>
                      </mtr>
                    </mtable>
                    <mtable>
                      <mtr>
                        <mtd>
                          <mi mathvariant="italic">Pp</mi>
                        </mtd>
                      </mtr>
                      <mtr>
                        <mtd>
                          <mi mathvariant="italic">Pp</mi>
                        </mtd>
                      </mtr>
                      <mtr>
                        <mtd>
                          <mi mathvariant="italic">Pp</mi>
                        </mtd>
                      </mtr>
                    </mtable>
                    <mtable>
                      <mtr>
                        <mtd>
                          <mi mathvariant="italic">Pp</mi>
                        </mtd>
                      </mtr>
                      <mtr>
                        <mtd>
                          <mi mathvariant="italic">Pp</mi>
                        </mtd>
                      </mtr>
                      <mtr>
                        <mtd>
                          <mi mathvariant="italic">Pp</mi>
                        </mtd>
                      </mtr>
                    </mtable>
                  </mrow>
                </mrow>
                <mo fence="true" stretchy="true">]</mo>
              </mrow>
              <mo stretchy="false">−</mo>
              <mrow>
                <mrow>
                  <mo fence="true" stretchy="true">[</mo>
                  <mrow>
                    <mrow>
                      <mtable>
                        <mtr>
                          <mtd>
                            <mi>K</mi>
                          </mtd>
                        </mtr>
                        <mtr>
                          <mtd>
                            <mi>K</mi>
                          </mtd>
                        </mtr>
                        <mtr>
                          <mtd>
                            <mi>K</mi>
                          </mtd>
                        </mtr>
                      </mtable>
                      <mtable>
                        <mtr>
                          <mtd>
                            <mi>K</mi>
                          </mtd>
                        </mtr>
                        <mtr>
                          <mtd>
                            <mi>K</mi>
                          </mtd>
                        </mtr>
                        <mtr>
                          <mtd>
                            <mi>K</mi>
                          </mtd>
                        </mtr>
                      </mtable>
                    </mrow>
                  </mrow>
                  <mo fence="true" stretchy="true">]</mo>
                </mrow>
                <mo stretchy="false">×</mo>
                <mrow>
                  <mo fence="true" stretchy="true">[</mo>
                  <mrow>
                    <mrow>
                      <mtable>
                        <mtr>
                          <mtd>
                            <mn>1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1</mn>
                          </mtd>
                        </mtr>
                      </mtable>
                      <mtable>
                        <mtr>
                          <mtd>
                            <mn>1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</mrow>
                  <mo fence="true" stretchy="true">]</mo>
                </mrow>
                <mo stretchy="false">×</mo>
                <mrow>
                  <mo fence="true" stretchy="true">[</mo>
                  <mrow>
                    <mrow>
                      <mtable>
                        <mtr>
                          <mtd>
                            <mi mathvariant="italic">Pp</mi>
                          </mtd>
                        </mtr>
                        <mtr>
                          <mtd>
                            <mi mathvariant="italic">Pp</mi>
                          </mtd>
                        </mtr>
                        <mtr>
                          <mtd>
                            <mi mathvariant="italic">Pp</mi>
                          </mtd>
                        </mtr>
                      </mtable>
                      <mtable>
                        <mtr>
                          <mtd>
                            <mi mathvariant="italic">Pp</mi>
                          </mtd>
                        </mtr>
                        <mtr>
                          <mtd>
                            <mi mathvariant="italic">Pp</mi>
                          </mtd>
                        </mtr>
                        <mtr>
                          <mtd>
                            <mi mathvariant="italic">Pp</mi>
                          </mtd>
                        </mtr>
                      </mtable>
                      <mtable>
                        <mtr>
                          <mtd>
                            <mi mathvariant="italic">Pp</mi>
                          </mtd>
                        </mtr>
                        <mtr>
                          <mtd>
                            <mi mathvariant="italic">Pp</mi>
                          </mtd>
                        </mtr>
                        <mtr>
                          <mtd>
                            <mi mathvariant="italic">Pp</mi>
                          </mtd>
                        </mtr>
                      </mtable>
                    </mrow>
                  </mrow>
                  <mo fence="true" stretchy="true">]</mo>
                </mrow>
              </mrow>
            </mrow>
          </mrow>
        </mtd>
      </mtr>
      <mtr>
        <mtd columnalign="left">
          <mrow>
            <mi>X</mi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i>A</mi>
                          <mo stretchy="false">/</mo>
                          <mi>S</mi>
                        </mrow>
                      </mtd>
                    </mtr>
                    <mtr>
                      <mtd>
                        <mi>A</mi>
                      </mtd>
                    </mtr>
                    <mtr>
                      <mtd>
                        <mi>B</mi>
                      </mtd>
                    </mtr>
                  </mtable>
                </mrow>
                <mo fence="true" stretchy="true">]</mo>
              </mrow>
              <mo stretchy="false">+</mo>
              <mrow>
                <mrow>
                  <mo fence="true" stretchy="true">[</mo>
                  <mrow>
                    <mrow>
                      <mtable>
                        <mtr>
                          <mtd>
                            <mi>K</mi>
                          </mtd>
                        </mtr>
                        <mtr>
                          <mtd>
                            <mi>K</mi>
                          </mtd>
                        </mtr>
                        <mtr>
                          <mtd>
                            <mi>K</mi>
                          </mtd>
                        </mtr>
                      </mtable>
                      <mtable>
                        <mtr>
                          <mtd>
                            <mi>K</mi>
                          </mtd>
                        </mtr>
                        <mtr>
                          <mtd>
                            <mi>K</mi>
                          </mtd>
                        </mtr>
                        <mtr>
                          <mtd>
                            <mi>K</mi>
                          </mtd>
                        </mtr>
                      </mtable>
                    </mrow>
                  </mrow>
                  <mo fence="true" stretchy="true">]</mo>
                </mrow>
                <mo stretchy="false">×</mo>
                <mrow>
                  <mo fence="true" stretchy="true">(</mo>
                  <mrow>
                    <mrow>
                      <mrow>
                        <mo fence="true" stretchy="true">[</mo>
                        <mrow>
                          <mtable>
                            <mtr>
                              <mtd>
                                <mrow>
                                  <mi>A</mi>
                                  <mo stretchy="false">/</mo>
                                  <mi>S</mi>
                                </mrow>
                              </mtd>
                            </mtr>
                            <mtr>
                              <mtd>
                                <mi>A</mi>
                              </mtd>
                            </mtr>
                          </mtable>
                        </mrow>
                        <mo fence="true" stretchy="true">]</mo>
                      </mrow>
                      <mo stretchy="false">−</mo>
                      <mrow>
                        <mrow>
                          <mo fence="true" stretchy="true">[</mo>
                          <mrow>
                            <mrow>
                              <mtable>
                                <mtr>
                                  <mtd>
                                    <mn>1</mn>
                                  </mtd>
                                </mtr>
                                <mtr>
                                  <mtd>
                                    <mn>0</mn>
                                  </mtd>
                                </mtr>
                              </mtable>
                              <mtable>
                                <mtr>
                                  <mtd>
                                    <mn>0</mn>
                                  </mtd>
                                </mtr>
                                <mtr>
                                  <mtd>
                                    <mn>1</mn>
                                  </mtd>
                                </mtr>
                              </mtable>
                              <mtable>
                                <mtr>
                                  <mtd>
                                    <mn>1</mn>
                                  </mtd>
                                </mtr>
                                <mtr>
                                  <mtd>
                                    <mn>0</mn>
                                  </mtd>
                                </mtr>
                              </mtable>
                            </mrow>
                          </mrow>
                          <mo fence="true" stretchy="true">]</mo>
                        </mrow>
                        <mo stretchy="false">×</mo>
                        <mrow>
                          <mo fence="true" stretchy="true">[</mo>
                          <mrow>
                            <mtable>
                              <mtr>
                                <mtd>
                                  <mrow>
                                    <mi>A</mi>
                                    <mo stretchy="false">/</mo>
                                    <mi>S</mi>
                                  </mrow>
                                </mtd>
                              </mtr>
                              <mtr>
                                <mtd>
                                  <mi>A</mi>
                                </mtd>
                              </mtr>
                              <mtr>
                                <mtd>
                                  <mi>B</mi>
                                </mtd>
                              </mtr>
                            </mtable>
                          </mrow>
                          <mo fence="true" stretchy="true">]</mo>
                        </mrow>
                      </mrow>
                    </mrow>
                  </mrow>
                  <mo fence="true" stretchy="true">)</mo>
                </mrow>
              </mrow>
            </mrow>
          </mrow>
        </mtd>
      </mtr>
    </mtable>
    <annotation encoding="StarMath 5.0">XP = left [ stack {1#0.02#0}stack {0#1#0}stack {0#0#1} right ] times left [ stack{A/S#A#B} right ] newline 

alignl  Pp = left [ stack {1#0.02#0}stack {0#1#0}stack {0#0#1} right ] times left [ stack {P#P#P}stack {P#P#P}stack {P#P#P} right ] times left [ stack {1#0#0}stack {0.02#1#0}stack {0#0#1} right ] + left [ stack {10#0#0}stack {0#0#0}stack {0#0#2} right ] newline

alignl  K = left [ stack {Pp#Pp#Pp}stack {Pp#Pp#Pp}stack {Pp#Pp#Pp} right ] times left [ stack {1#0#1}stack {0#1#0}  right ] times left (left [ stack {0.35#0}stack {0#0.39}  right ]   + left [ stack {1#0}stack {0#1}stack {1#0} right ] times left [ stack {Pp#Pp#Pp}stack {Pp#Pp#Pp}stack {Pp#Pp#Pp} right ] times left [ stack {1#0#1}stack {0#1#0}  right ]  right )  ^{ -1}  newline
alignl P = left [ stack {Pp#Pp#Pp}stack {Pp#Pp#Pp}stack {Pp#Pp#Pp} right ]- left [ stack {K#K#K}stack {K#K#K}  right ]times left [ stack {1#0}stack {0#1}stack {1#0} right ] times left [ stack {Pp#Pp#Pp}stack {Pp#Pp#Pp}stack {Pp#Pp#Pp} right ]newline

alignl X = left [ stack{A/S#A#B} right ] + left [ stack {K#K#K}stack {K#K#K}  right ] times left (left [ stack {A/S#A}   right ] - left [ stack {1#0}stack {0#1}stack {1#0} right ] times left [ stack{A/S#A#B} right ]righ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lysse </meta:initial-creator>
    <meta:creation-date>2020-05-28T12:34:16.561491856</meta:creation-date>
    <meta:generator>LibreOffice/4.2.8.2$Linux_X86_64 LibreOffice_project/420m0$Build-2</meta:generator>
  </office:meta>
</office:document-meta>
</file>